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style:font-name="Calibri" fo:font-size="11pt" fo:font-style="normal" fo:font-weight="normal" officeooo:rsid="001d767f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style:font-name="Calibri" fo:font-size="11pt" fo:font-style="normal" fo:font-weight="normal" officeooo:rsid="001d767f" officeooo:paragraph-rsid="0300b79e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f7e631" officeooo:paragraph-rsid="02f7e63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11cdc5e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30176ec" officeooo:paragraph-rsid="030176ec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3018891" officeooo:paragraph-rsid="03018891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302b49c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8ff2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ab9db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bae8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ce1e7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3070c52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f7e631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303f88b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c1cc9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f8ff27" officeooo:paragraph-rsid="02f8ff27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faeba5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fbae81" officeooo:paragraph-rsid="02fbae81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303f88b" officeooo:paragraph-rsid="0303f88b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style:text-underline-style="solid" style:text-underline-width="auto" style:text-underline-color="font-color" fo:font-weight="bold" officeooo:rsid="02faeba5" officeooo:paragraph-rsid="02faeba5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italic" fo:font-weight="normal" officeooo:rsid="02c81031" officeooo:paragraph-rsid="02f6f214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italic" fo:font-weight="normal" officeooo:rsid="0282e432" officeooo:paragraph-rsid="02f8ff27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italic" fo:font-weight="normal" officeooo:rsid="0282e432" officeooo:paragraph-rsid="02fab9db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italic" fo:font-weight="normal" officeooo:rsid="0282e432" officeooo:paragraph-rsid="02fce1e7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2e432" officeooo:paragraph-rsid="0303f88b" style:font-size-asian="11pt" style:font-size-complex="11pt"/>
    </style:style>
    <style:style style:name="P38" style:family="paragraph" style:parent-style-name="Heading_20_1">
      <style:text-properties fo:color="#c9211e" fo:language="fr" fo:country="FR" officeooo:rsid="02fdcf66" officeooo:paragraph-rsid="02fdcf66"/>
    </style:style>
    <style:style style:name="P39" style:family="paragraph" style:parent-style-name="Heading_20_1">
      <style:paragraph-properties fo:break-before="page"/>
      <style:text-properties fo:color="#c9211e" fo:language="fr" fo:country="FR" officeooo:rsid="02fdcf66" officeooo:paragraph-rsid="02fdcf66"/>
    </style:style>
    <style:style style:name="P40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italic" officeooo:rsid="02e6472b" officeooo:paragraph-rsid="02f6f214" style:font-size-asian="16.1000003814697pt" style:font-style-asian="italic" style:font-size-complex="16.1000003814697pt" style:font-style-complex="italic"/>
    </style:style>
    <style:style style:name="P41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italic" officeooo:rsid="02e6472b" officeooo:paragraph-rsid="02f8ff27" style:font-size-asian="16.1000003814697pt" style:font-style-asian="italic" style:font-size-complex="16.1000003814697pt" style:font-style-complex="italic"/>
    </style:style>
    <style:style style:name="P42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italic" officeooo:rsid="02e6472b" officeooo:paragraph-rsid="02e6472b" style:font-size-asian="16.1000003814697pt" style:font-style-asian="italic" style:font-size-complex="16.1000003814697pt" style:font-style-complex="italic"/>
    </style:style>
    <style:style style:name="P43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italic" officeooo:rsid="02faeba5" officeooo:paragraph-rsid="02fce1e7" style:font-size-asian="16.1000003814697pt" style:font-style-asian="italic" style:font-size-complex="16.1000003814697pt" style:font-style-complex="italic"/>
    </style:style>
    <style:style style:name="P44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italic" officeooo:rsid="02faeba5" officeooo:paragraph-rsid="02faeba5" style:font-size-asian="16.1000003814697pt" style:font-style-asian="italic" style:font-size-complex="16.1000003814697pt" style:font-style-complex="italic"/>
    </style:style>
    <style:style style:name="P45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fce1e7" officeooo:paragraph-rsid="02fce1e7" style:font-size-asian="16.1000003814697pt" style:font-size-complex="16.1000003814697pt"/>
    </style:style>
    <style:style style:name="P46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fdcf66" officeooo:paragraph-rsid="02fdcf66" style:font-size-asian="16.1000003814697pt" style:font-size-complex="16.1000003814697pt"/>
    </style:style>
    <style:style style:name="P47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ff2d45" officeooo:paragraph-rsid="02ff2d45" style:font-size-asian="16.1000003814697pt" style:font-size-complex="16.1000003814697pt"/>
    </style:style>
    <style:style style:name="P48" style:family="paragraph" style:parent-style-name="Heading_20_3" style:master-page-name="">
      <loext:graphic-properties draw:fill="none"/>
      <style:paragraph-properties fo:margin-left="3.799cm" fo:margin-right="0cm" fo:margin-top="0.247cm" fo:margin-bottom="0.212cm" loext:contextual-spacing="false" fo:text-indent="0cm" style:auto-text-indent="false" style:page-number="auto" fo:background-color="transparent" fo:keep-with-next="always"/>
      <style:text-properties style:font-name="Calibri" fo:font-size="12pt" fo:font-style="normal" fo:font-weight="bold" officeooo:rsid="02ff2d45" officeooo:paragraph-rsid="0302b49c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Heading_20_3" style:master-page-name="">
      <loext:graphic-properties draw:fill="none"/>
      <style:paragraph-properties fo:margin-left="3.799cm" fo:margin-right="0cm" fo:margin-top="0.247cm" fo:margin-bottom="0.212cm" loext:contextual-spacing="false" fo:text-indent="0cm" style:auto-text-indent="false" style:page-number="auto" fo:background-color="transparent" fo:keep-with-next="always"/>
      <style:text-properties style:font-name="Calibri" fo:font-size="12pt" fo:font-style="normal" fo:font-weight="bold" officeooo:rsid="02ff2d45" officeooo:paragraph-rsid="02ff2d45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Calibri1" fo:font-size="11pt" fo:language="fr" fo:country="FR" fo:font-style="normal" fo:font-weight="normal" officeooo:rsid="030176ec" officeooo:paragraph-rsid="030176ec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Calibri1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style:font-name="Calibri1" fo:font-size="11pt" fo:language="fr" fo:country="FR" fo:font-style="normal" fo:font-weight="normal" officeooo:rsid="030176ec" officeooo:paragraph-rsid="030176ec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30176ec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15">
      <style:paragraph-properties fo:text-align="start" style:justify-single-word="false"/>
      <style:text-properties style:font-name="Calibri1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Calibri1" fo:font-size="11pt" fo:language="fr" fo:country="FR" fo:font-style="normal" fo:font-weight="normal" officeooo:rsid="03018891" officeooo:paragraph-rsid="03018891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 style:list-style-name="L15">
      <style:paragraph-properties fo:text-align="start" style:justify-single-word="false"/>
      <style:text-properties style:font-name="Calibri1" fo:font-size="11pt" fo:language="fr" fo:country="FR" fo:font-style="normal" fo:font-weight="normal" officeooo:rsid="03018891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3018891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11cdc5e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 style:list-style-name="L13">
      <style:text-properties style:font-name="Calibri" fo:font-size="11pt" fo:font-style="normal" fo:font-weight="normal" officeooo:rsid="001d767f" officeooo:paragraph-rsid="0300b79e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 style:list-style-name="L13">
      <style:text-properties style:font-name="Calibri" fo:font-size="11pt" fo:font-style="normal" fo:font-weight="normal" officeooo:rsid="001d767f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 style:list-style-name="L14">
      <style:text-properties style:font-name="Calibri" fo:font-size="11pt" fo:font-style="normal" fo:font-weight="normal" officeooo:rsid="001d767f" officeooo:paragraph-rsid="0300b79e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style:font-name="Calibri" fo:font-size="11pt" fo:font-style="normal" fo:font-weight="normal" officeooo:rsid="001d767f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text-properties style:font-name="Calibri" fo:font-size="11pt" fo:language="fr" fo:country="FR" fo:font-style="normal" fo:font-weight="normal" officeooo:rsid="0282e432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f7e631" officeooo:paragraph-rsid="02f7e631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f7e631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303f88b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f7e631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 style:list-style-name="L9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 style:list-style-name="L10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303f88b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8ff27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8ff27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 style:list-style-name="L7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8ff27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 style:list-style-name="L8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bae81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faeba5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fdcf66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11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302b49c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 style:list-style-name="L12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302b49c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302b49c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1d767f" officeooo:paragraph-rsid="02f8ff27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style:text-underline-style="none" fo:font-weight="normal" officeooo:rsid="02faeba5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01d767f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 style:list-style-name="L7">
      <style:paragraph-properties fo:margin-top="0.101cm" fo:margin-bottom="0.101cm" loext:contextual-spacing="false" fo:line-height="115%" fo:text-align="justify" style:justify-single-word="false"/>
      <style:text-properties officeooo:paragraph-rsid="02f8ff27"/>
    </style:style>
    <style:style style:name="P89" style:family="paragraph" style:parent-style-name="Standard" style:list-style-name="L11">
      <style:paragraph-properties fo:margin-top="0.101cm" fo:margin-bottom="0.101cm" loext:contextual-spacing="false" fo:line-height="115%" fo:text-align="justify" style:justify-single-word="false"/>
      <style:text-properties officeooo:paragraph-rsid="0302b49c"/>
    </style:style>
    <style:style style:name="P9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f7e631"/>
    </style:style>
    <style:style style:name="P91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Calibri1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libri" fo:font-size="11pt" fo:language="fr" fo:country="FR" fo:font-style="normal" fo:font-weight="normal" officeooo:rsid="0282e43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font-name="Calibri" fo:font-size="11pt" fo:language="fr" fo:country="FR" fo:font-style="normal" fo:font-weight="normal" officeooo:rsid="02fbae81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Calibri" fo:font-size="11pt" fo:language="fr" fo:country="FR" fo:font-style="normal" fo:font-weight="normal" officeooo:rsid="00b344dc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Calibri" fo:font-size="11pt" fo:language="fr" fo:country="FR" fo:font-style="normal" fo:font-weight="normal" officeooo:rsid="0302b49c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Calibri" fo:font-size="11pt" fo:language="fr" fo:country="FR" fo:font-style="normal" fo:font-weight="normal" officeooo:rsid="0303f88b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style:font-name="Calibri" fo:font-size="11pt" fo:language="fr" fo:country="FR" fo:font-style="normal" style:text-underline-style="solid" style:text-underline-width="auto" style:text-underline-color="font-color" fo:font-weight="normal" officeooo:rsid="0282e432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Calibri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2f7e63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300b79e"/>
    </style:style>
    <style:style style:name="T13" style:family="text">
      <style:text-properties style:text-underline-style="solid" style:text-underline-width="auto" style:text-underline-color="font-color" officeooo:rsid="0282e43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2fbae81" style:font-style-asian="normal" style:font-style-complex="normal"/>
    </style:style>
    <style:style style:name="T16" style:family="text">
      <style:text-properties fo:font-style="normal" officeooo:rsid="02fce1e7" style:font-style-asian="normal" style:font-style-complex="normal"/>
    </style:style>
    <style:style style:name="T17" style:family="text">
      <style:text-properties officeooo:rsid="02f8ff27"/>
    </style:style>
    <style:style style:name="T18" style:family="text">
      <style:text-properties officeooo:rsid="0282e432"/>
    </style:style>
    <style:style style:name="T19" style:family="text">
      <style:text-properties officeooo:rsid="02fab9db"/>
    </style:style>
    <style:style style:name="T20" style:family="text">
      <style:text-properties officeooo:rsid="02faeba5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font-name="Calibri1" officeooo:rsid="011cdc5e"/>
    </style:style>
    <style:style style:name="T23" style:family="text">
      <style:text-properties style:font-name="Calibri1" fo:language="fr" fo:country="FR" officeooo:rsid="011cdc5e"/>
    </style:style>
    <style:style style:name="T24" style:family="text">
      <style:text-properties officeooo:rsid="02fb3a4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2fbae81" style:font-weight-asian="bold" style:font-weight-complex="bold"/>
    </style:style>
    <style:style style:name="T27" style:family="text">
      <style:text-properties fo:font-weight="bold" officeooo:rsid="02ff2d45" style:font-weight-asian="bold" style:font-weight-complex="bold"/>
    </style:style>
    <style:style style:name="T28" style:family="text">
      <style:text-properties officeooo:rsid="02fdcf66"/>
    </style:style>
    <style:style style:name="T29" style:family="text">
      <style:text-properties officeooo:rsid="02ff2d45"/>
    </style:style>
    <style:style style:name="T30" style:family="text">
      <style:text-properties style:text-position="super 58%" officeooo:rsid="02ff2d45"/>
    </style:style>
    <style:style style:name="T31" style:family="text">
      <style:text-properties officeooo:rsid="0300b79e"/>
    </style:style>
    <style:style style:name="T32" style:family="text">
      <style:text-properties officeooo:rsid="03018891"/>
    </style:style>
    <style:style style:name="T33" style:family="text">
      <style:text-properties officeooo:rsid="0302b49c"/>
    </style:style>
    <style:style style:name="T34" style:family="text">
      <style:text-properties officeooo:rsid="03070c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Programmation Système Avancée</text:p>
      <text:p text:style-name="P5">Questions et remarques</text:p>
      <text:p text:style-name="P2"/>
      <text:p text:style-name="P2"/>
      <text:p text:style-name="P6">&lt;&gt;</text:p>
      <text:p text:style-name="P53"/>
      <text:p text:style-name="P2"/>
      <text:p text:style-name="P2"/>
      <text:h text:style-name="P38" text:outline-level="1"><text:bookmark-start text:name="__RefHeading___Toc84499_2965003459"/>FONCTIONS<text:bookmark-end text:name="__RefHeading___Toc84499_2965003459"/></text:h>
      <text:p text:style-name="P12"/>
      <text:h text:style-name="P40" text:outline-level="2"><text:bookmark-start text:name="__RefHeading___Toc84511_296500345921"/>m_connexion<text:span text:style-name="T10">()</text:span><text:bookmark-end text:name="__RefHeading___Toc84511_296500345921"/></text:h>
      <text:p text:style-name="P90"><text:span text:style-name="T1"/></text:p>
      <text:p text:style-name="P59"/>
      <text:p text:style-name="P55">Se mettre d’accord sur la sémantique des noms <text:span text:style-name="T32">(fichiers, fonctions, variables…)</text:span> :</text:p>
      <text:list xml:id="list2104209188" text:style-name="L1">
        <text:list-item>
          <text:p text:style-name="P51">anglais</text:p>
        </text:list-item>
        <text:list-item>
          <text:p text:style-name="P51">tout en minuscule</text:p>
        </text:list-item>
        <text:list-item>
          <text:p text:style-name="P51">utilise seulement des underscores _</text:p>
        </text:list-item>
      </text:list>
      <text:p text:style-name="P55"/>
      <text:p text:style-name="P55">Git :</text:p>
      <text:list xml:id="list3046997918" text:style-name="L15">
        <text:list-item>
          <text:p text:style-name="P54">travaille sur une branche</text:p>
        </text:list-item>
        <text:list-item>
          <text:p text:style-name="P54">commit contiennent les mots clé (Feature, Enhancement, Bug fix, Documentation) + courte description en anglais</text:p>
        </text:list-item>
      </text:list>
      <text:p text:style-name="P55"/>
      <text:p text:style-name="P58">Autre :</text:p>
      <text:list xml:id="list5752735934324" text:continue-numbering="true" text:style-name="L15">
        <text:list-item>
          <text:p text:style-name="P57">commentaire réguliers (mais pas comme Lenny) et en anglais</text:p>
        </text:list-item>
      </text:list>
      <text:p text:style-name="P58"/>
      <text:p text:style-name="P58"/>
      <text:p text:style-name="P58"><text:span text:style-name="T34">Les </text:span>fonctions demandées doivent être regroupées dans un fichier m_file.c accompagné de m_file.h (#include "m_file.h" doit suffire pour compiler).</text:p>
      <text:p text:style-name="P58"/>
      <text:p text:style-name="P58">Les programmes de test doivent être dans des fichiers séparés.</text:p>
      <text:p text:style-name="P91"><text:span text:style-name="T1"/></text:p>
      <text:p text:style-name="P26"/>
      <text:p text:style-name="P22"/>
      <text:p text:style-name="P22"/>
      <text:p text:style-name="P12"/>
      <text:h text:style-name="P41" text:outline-level="2"><text:bookmark-start text:name="__RefHeading___Toc84511_2965003459311"/>m_deconnexion<text:span text:style-name="T17">()</text:span><text:bookmark-end text:name="__RefHeading___Toc84511_2965003459311"/></text:h>
      <text:p text:style-name="P14"/>
      <text:p text:style-name="P14"/>
      <text:p text:style-name="P85"/>
      <text:p text:style-name="P83"><text:soft-page-break/></text:p>
      <text:h text:style-name="P39" text:outline-level="1"><text:bookmark-start text:name="__RefHeading___Toc84505_2965003459"/>STRUCTURES<text:bookmark-end text:name="__RefHeading___Toc84505_2965003459"/></text:h>
      <text:h text:style-name="P42" text:outline-level="2"><text:bookmark-start text:name="__RefHeading___Toc84507_2965003459"/>struct mon_message<text:bookmark-end text:name="__RefHeading___Toc84507_2965003459"/></text:h>
      <text:p text:style-name="P19"/>
      <text:p text:style-name="P73"/>
      <text:p text:style-name="P20"/>
      <text:h text:style-name="P47" text:outline-level="2"><text:bookmark-start text:name="__RefHeading___Toc84511_296500345931"/>File de message<text:bookmark-end text:name="__RefHeading___Toc84511_296500345931"/></text:h>
      <text:p text:style-name="P87"/>
      <text:h text:style-name="P48" text:outline-level="3">En-tête</text:h>
      <text:p text:style-name="P9"/>
      <text:p text:style-name="P3"/>
      <text:h text:style-name="P49" text:outline-level="3">Tableau de messages</text:h>
      <text:p text:style-name="P3"/>
      <text:p text:style-name="P3"/>
      <text:p text:style-name="P3"/>
      <text:p text:style-name="P64"/>
      <text:p text:style-name="P13"/>
      <text:p text:style-name="P13"/>
      <text:p text:style-name="P10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3</text:page-number>/...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4-01T00:57:51.173000000</dc:date>
    <meta:editing-duration>P8DT1H15M9S</meta:editing-duration>
    <meta:editing-cycles>537</meta:editing-cycles>
    <meta:generator>LibreOffice/6.4.6.2$Windows_X86_64 LibreOffice_project/0ce51a4fd21bff07a5c061082cc82c5ed232f115</meta:generator>
    <meta:print-date>2022-01-20T04:34:41.082000000</meta:print-date>
    <meta:document-statistic meta:table-count="0" meta:image-count="0" meta:object-count="0" meta:page-count="3" meta:paragraph-count="23" meta:word-count="118" meta:character-count="748" meta:non-whitespace-character-count="665"/>
  </office:meta>
</office:document-meta>
</file>